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035e" officeooo:paragraph-rsid="0002035e"/>
    </style:style>
    <style:style style:name="P2" style:family="paragraph" style:parent-style-name="Standard">
      <style:text-properties officeooo:rsid="0002d105" officeooo:paragraph-rsid="0002d105"/>
    </style:style>
    <style:style style:name="P3" style:family="paragraph" style:parent-style-name="Standard">
      <style:text-properties officeooo:rsid="0004a083" officeooo:paragraph-rsid="0002d105"/>
    </style:style>
    <style:style style:name="P4" style:family="paragraph" style:parent-style-name="Standard">
      <style:text-properties officeooo:rsid="0004a083" officeooo:paragraph-rsid="0004a083"/>
    </style:style>
    <style:style style:name="P5" style:family="paragraph" style:parent-style-name="Standard">
      <style:text-properties style:text-underline-style="none" officeooo:rsid="00053dc0" officeooo:paragraph-rsid="00053dc0"/>
    </style:style>
    <style:style style:name="P6" style:family="paragraph" style:parent-style-name="Standard">
      <style:text-properties style:text-underline-style="none" officeooo:rsid="0005b574" officeooo:paragraph-rsid="0005b574"/>
    </style:style>
    <style:style style:name="P7" style:family="paragraph" style:parent-style-name="Standard">
      <style:text-properties style:text-underline-style="none" officeooo:rsid="0007f705" officeooo:paragraph-rsid="0007f705"/>
    </style:style>
    <style:style style:name="P8" style:family="paragraph" style:parent-style-name="Standard" style:list-style-name="L1">
      <style:text-properties style:text-underline-style="none" officeooo:rsid="0007f705" officeooo:paragraph-rsid="0007f705"/>
    </style:style>
    <style:style style:name="P9" style:family="paragraph" style:parent-style-name="Standard" style:list-style-name="L1">
      <style:text-properties style:text-underline-style="none" officeooo:rsid="00087271" officeooo:paragraph-rsid="00087271"/>
    </style:style>
    <style:style style:name="P10" style:family="paragraph" style:parent-style-name="Standard">
      <style:text-properties style:text-underline-style="none" officeooo:rsid="00087271" officeooo:paragraph-rsid="00087271"/>
    </style:style>
    <style:style style:name="P11" style:family="paragraph" style:parent-style-name="Standard">
      <style:text-properties style:text-underline-style="none" officeooo:rsid="0008d362" officeooo:paragraph-rsid="0008d362"/>
    </style:style>
    <style:style style:name="P12" style:family="paragraph" style:parent-style-name="Standard" style:list-style-name="L2">
      <style:text-properties style:text-underline-style="none" officeooo:rsid="0008d362" officeooo:paragraph-rsid="0008d362"/>
    </style:style>
    <style:style style:name="P13" style:family="paragraph" style:parent-style-name="Standard" style:list-style-name="L2">
      <style:text-properties style:text-underline-style="none" officeooo:rsid="000a83f5" officeooo:paragraph-rsid="000a83f5"/>
    </style:style>
    <style:style style:name="P14" style:family="paragraph" style:parent-style-name="Standard" style:list-style-name="L2">
      <style:text-properties style:text-underline-style="none" officeooo:rsid="000d48af" officeooo:paragraph-rsid="000d48af"/>
    </style:style>
    <style:style style:name="P15" style:family="paragraph" style:parent-style-name="Standard" style:list-style-name="L2">
      <style:text-properties style:text-underline-style="none" officeooo:rsid="000de0ad" officeooo:paragraph-rsid="000de0ad"/>
    </style:style>
    <style:style style:name="T1" style:family="text">
      <style:text-properties officeooo:rsid="0004535b"/>
    </style:style>
    <style:style style:name="T2" style:family="text">
      <style:text-properties officeooo:rsid="0007b56d"/>
    </style:style>
    <style:style style:name="T3" style:family="text">
      <style:text-properties officeooo:rsid="00087271"/>
    </style:style>
    <style:style style:name="T4" style:family="text">
      <style:text-properties officeooo:rsid="000c45c5"/>
    </style:style>
    <style:style style:name="T5" style:family="text">
      <style:text-properties officeooo:rsid="000e8d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 espacio de nombres en su interior puede tener clases pero a su vez otros espacios de nombres y sirve para organizar la información (como por ejemplo la clase Button). <text:span text:style-name="T1">El using solo vale para referenciar namespaces nunca clases.</text:span></text:p>
      <text:p text:style-name="P1"/>
      <text:p text:style-name="P2">Cuando se accede a un recurso con el nombre completo (System.Int32) se llama nombre cualificado, suele usarse para resolver las ambigüedades entre ámbitos.</text:p>
      <text:p text:style-name="P2"/>
      <text:p text:style-name="P2">Los espacios de nombres también permiten usar un álias para más comodidad.</text:p>
      <text:p text:style-name="P2">Ej: using miClase = Damian.Nuevo2018.V2</text:p>
      <text:p text:style-name="P3"/>
      <text:p text:style-name="P4">Clases de objeto.</text:p>
      <text:p text:style-name="P4">La clase es un tipo que permite la definicion de objetos del mundo real o parte de ellos (solo las funciones que nos interesen).</text:p>
      <text:p text:style-name="P5">Definen su aspecto, estado y comportamiento. Toda clase tene otros familiares por encima (si no se le indica hereda de Object como mínimo).</text:p>
      <text:p text:style-name="P5"/>
      <text:p text:style-name="P5">Una clase es un tipo de dato por referencia.</text:p>
      <text:p text:style-name="P5"/>
      <text:p text:style-name="P6">Los miembros de una clase pueden ser otra clase, indizadores <text:span text:style-name="T2">es decir casi todo, menos un espacio de nombre.</text:span></text:p>
      <text:p text:style-name="P6"/>
      <text:p text:style-name="P7">Modificadores de ambito:</text:p>
      <text:list xml:id="list2791486734" text:style-name="L1">
        <text:list-item>
          <text:p text:style-name="P8">Public: Visible en todos los sitios. <text:span text:style-name="T3">Una clase también es pública en su espacio de nombres.</text:span></text:p>
        </text:list-item>
        <text:list-item>
          <text:p text:style-name="P9">Internal: La clase es pública solo en el ensamblado al que pertenece.</text:p>
        </text:list-item>
      </text:list>
      <text:p text:style-name="P10"/>
      <text:p text:style-name="P11">Los miembros de una clase pueden tener otros modificadores de ámbito:</text:p>
      <text:list xml:id="list3193990629" text:style-name="L2">
        <text:list-item>
          <text:p text:style-name="P12">Private: El ambito más reducido. Si es privado solo es visible desde dentro de la clase.</text:p>
        </text:list-item>
        <text:list-item>
          <text:p text:style-name="P13">Protected: <text:span text:style-name="T4">La visibilidad queda reducida a solo la clase y además a las clases que heredan de ella.</text:span></text:p>
        </text:list-item>
        <text:list-item>
          <text:p text:style-name="P14">Internal: Visible <text:span text:style-name="T3">solo en el ensamblado al que pertenece.</text:span></text:p>
        </text:list-item>
        <text:list-item>
          <text:p text:style-name="P15">Protected internal: combinación de los dos.</text:p>
        </text:list-item>
        <text:list-item>
          <text:p text:style-name="P15">Public: <text:span text:style-name="T5">Visible en todos los sitio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5M5S</meta:editing-duration>
    <meta:editing-cycles>7</meta:editing-cycles>
    <meta:generator>LibreOffice/5.4.1.2$Windows_x86 LibreOffice_project/ea7cb86e6eeb2bf3a5af73a8f7777ac570321527</meta:generator>
    <dc:date>2018-01-08T10:11:57.672000000</dc:date>
    <meta:document-statistic meta:table-count="0" meta:image-count="0" meta:object-count="0" meta:page-count="1" meta:paragraph-count="18" meta:word-count="261" meta:character-count="1517" meta:non-whitespace-character-count="1281"/>
    <meta:user-defined meta:name="Info 1"/>
    <meta:user-defined meta:name="Info 2"/>
    <meta:user-defined meta:name="Info 3"/>
    <meta:user-defined meta:name="Info 4"/>
  </office:meta>
</office:document-meta>
</file>